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a9c" officeooo:paragraph-rsid="00138a9c"/>
    </style:style>
    <style:style style:name="P2" style:family="paragraph" style:parent-style-name="Standard" style:list-style-name="L2">
      <style:text-properties officeooo:rsid="00138a9c" officeooo:paragraph-rsid="00138a9c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8a9c" officeooo:paragraph-rsid="00138a9c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38a9c" officeooo:paragraph-rsid="00138a9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абораторная работа №2</text:p>
      <text:p text:style-name="P3"/>
      <text:p text:style-name="P4">Задание</text:p>
      <text:list xml:id="list7910394686284849045" text:style-name="L2">
        <text:list-item>
          <text:p text:style-name="P2">Сгенерировать OpenPGP-ключ и самоподписанный сертификат.</text:p>
        </text:list-item>
        <text:list-item>
          <text:p text:style-name="P2">Установить связь с преподавателем и одногруппником, используя созданный ключ.</text:p>
        </text:list-item>
        <text:list-item>
          <text:p text:style-name="P2">Собрать подписи под ключом.</text:p>
        </text:list-item>
      </text:list>
      <text:p text:style-name="P1"/>
      <text:p text:style-name="P4">Решение</text:p>
      <text:p text:style-name="P1"><text:tab/>Для генерации ключа, а так же шифрования/расшифровки писем буду использовать Дополнение к почтовому клиенту Thunderbird — Enigmail.</text:p>
      <text:p text:style-name="P1"><text:tab/>Чтобы установить связь с использованием ключа, отправим публичный ключ адресату, в ответ получим открытый ключ собеседника. Теперь используя полученный публичный ключ зашифруем письмо и отправим его, для этого достаточно поставить галочку Encryption. Примем в ответ зашифрованное письмо, расшифровка происходит автоматически, необходимо только ввести пароль от своего ключа.</text:p>
      <text:p text:style-name="P1"><text:tab/>Что бы подписать чужой ключ зайдем в раздел Key management и выберем опцию Sign key. Далее отправим подписанный ключ и в ответ получим свой публичный ключ с подписью собеседника, его необходимо импортировать. Повторяя данную операцию несколько раз соберем необходимое число подпис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7:50:37.905681884</meta:creation-date>
    <meta:generator>LibreOffice/5.1.6.2$Linux_X86_64 LibreOffice_project/10m0$Build-2</meta:generator>
    <dc:date>2019-03-29T18:02:50.920720684</dc:date>
    <meta:editing-duration>PT12M13S</meta:editing-duration>
    <meta:editing-cycles>1</meta:editing-cycles>
    <meta:document-statistic meta:table-count="0" meta:image-count="0" meta:object-count="0" meta:page-count="1" meta:paragraph-count="9" meta:word-count="130" meta:character-count="993" meta:non-whitespace-character-count="871"/>
  </office:meta>
</office:document-meta>
</file>